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8177100822366617225" text:style-name="L1">
        <text:list-item>
          <text:p text:style-name="P11">3:56.8</text:p>
        </text:list-item>
        <text:list-item>
          <text:p text:style-name="P11">3:53.8</text:p>
        </text:list-item>
        <text:list-item>
          <text:p text:style-name="P11">3:50.8</text:p>
        </text:list-item>
        <text:list-item>
          <text:p text:style-name="P11">3:47.8</text:p>
        </text:list-item>
        <text:list-item>
          <text:p text:style-name="P11">3:45.0</text:p>
        </text:list-item>
        <text:list-item>
          <text:p text:style-name="P11">3:42.2</text:p>
        </text:list-item>
        <text:list-item>
          <text:p text:style-name="P11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9127909413385407052" text:style-name="L2">
        <text:list-item>
          <text:p text:style-name="P14">2:00 <text:s text:c="2"/>(10:00/mi)</text:p>
        </text:list-item>
        <text:list-item>
          <text:p text:style-name="P14">1:58</text:p>
        </text:list-item>
        <text:list-item>
          <text:p text:style-name="P14">1:56</text:p>
        </text:list-item>
        <text:list-item>
          <text:p text:style-name="P14">1:51</text:p>
        </text:list-item>
        <text:list-item>
          <text:p text:style-name="P14">1:49.4</text:p>
        </text:list-item>
        <text:list-item>
          <text:p text:style-name="P14">1:51.4</text:p>
        </text:list-item>
        <text:list-item>
          <text:p text:style-name="P14">1:47.7</text:p>
        </text:list-item>
        <text:list-item>
          <text:p text:style-name="P14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8279730558311914652" text:style-name="L3">
        <text:list-item>
          <text:p text:style-name="P15">3:50.5</text:p>
        </text:list-item>
        <text:list-item>
          <text:p text:style-name="P15">3:50.4</text:p>
        </text:list-item>
        <text:list-item>
          <text:p text:style-name="P15">3:43.9</text:p>
        </text:list-item>
        <text:list-item>
          <text:p text:style-name="P15">3:44.2</text:p>
        </text:list-item>
        <text:list-item>
          <text:p text:style-name="P15">3:46.2</text:p>
        </text:list-item>
        <text:list-item>
          <text:p text:style-name="P15">3:45</text:p>
          <text:p text:style-name="P15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5505071462965859570" text:style-name="L4">
        <text:list-item>
          <text:p text:style-name="P16">4:47</text:p>
        </text:list-item>
        <text:list-item>
          <text:p text:style-name="P16">4:43</text:p>
        </text:list-item>
        <text:list-item>
          <text:p text:style-name="P16">4:45</text:p>
        </text:list-item>
        <text:list-item>
          <text:p text:style-name="P16">4:47</text:p>
        </text:list-item>
        <text:list-item>
          <text:p text:style-name="P16">4:36.6 </text:p>
          <text:p text:style-name="P16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8386180481152281661" text:style-name="L5">
        <text:list-item>
          <text:p text:style-name="P12">1:41</text:p>
        </text:list-item>
        <text:list-item>
          <text:p text:style-name="P12">1:44</text:p>
        </text:list-item>
        <text:list-item>
          <text:p text:style-name="P12">1:46</text:p>
        </text:list-item>
        <text:list-item>
          <text:p text:style-name="P12">1:45</text:p>
        </text:list-item>
        <text:list-item>
          <text:p text:style-name="P12">1:44</text:p>
        </text:list-item>
        <text:list-item>
          <text:p text:style-name="P12">1:47</text:p>
        </text:list-item>
        <text:list-item>
          <text:p text:style-name="P12">1:49</text:p>
        </text:list-item>
        <text:list-item>
          <text:p text:style-name="P12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4T12:16:28.67</dc:date>
    <dc:creator>James Lombardi</dc:creator>
    <meta:editing-duration>PT5H36M41S</meta:editing-duration>
    <meta:editing-cycles>48</meta:editing-cycles>
    <meta:document-statistic meta:table-count="0" meta:image-count="0" meta:object-count="0" meta:page-count="5" meta:paragraph-count="187" meta:word-count="1657" meta:character-count="8146"/>
  </office:meta>
</office:document-meta>
</file>